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2.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draw:frame text:anchor-type="as-char" svg:width="50.01mm" svg:height="50.01mm" style:rel-width="scale" style:rel-height="scale"><draw:object-ole xlink:href="OleObj1"/><draw:image xlink:href="ObjectReplacements/OleObj1"/></draw:frame><text:span text:style-name="T184"/></text:p>
      <text:p text:style-name="P1"><text:span text:style-name="T184"/></text:p>
      <text:p text:style-name="P1"><text:span text:style-name="T184">A : 1|</text:span></text:p>
      <text:p text:style-name="P1"><text:span text:style-name="T184"/></text:p>
      <text:p text:style-name="P1"><text:span text:style-name="T185">Un arbre est un graphe ou les noeuds sont réliés par des arrets. On distingue trois types de noeuds :</text:span></text:p>
      <text:p text:style-name="P1"><text:span text:style-name="T185">*Les noeuds internes qui ont des fils </text:span></text:p>
      <text:p text:style-name="P1"><text:span text:style-name="T185">*Les Feuilles qui n'ont pas de fils</text:span></text:p>
      <text:p text:style-name="P1"><text:span text:style-name="T185">*La racine de l'arbre qui est l'unique noeud ne possédant pas de père</text:span></text:p>
      <text:p text:style-name="P1"><text:span text:style-name="T185">La profondeur d'un noeud est la distance c-a-d le nombre d'arrets de la racine au noeud. </text:span></text:p>
      <text:p text:style-name="P1"><text:span text:style-name="T185">La hauteur d'un arbre est la plus grande profondeur d'une feuille de l'arbre.</text:span></text:p>
      <text:p text:style-name="P1"><text:span text:style-name="T185">La taille d'un arbre est son nombre de noeuds en comptant les feuilles.</text:span></text:p>
      <text:p text:style-name="P1"><text:span text:style-name="T185"/></text:p>
      <text:p text:style-name="P1"><text:span text:style-name="T185"/></text:p>
      <text:p text:style-name="P1"><text:span text:style-name="T185">1) Arbre binaire</text:span></text:p>
      <text:p text:style-name="P1"><text:span text:style-name="T185"/></text:p>
      <text:p text:style-name="P1"><text:span text:style-name="T185">En informatique, un arbre binaire est une structure de données qui peut se représenté sous la forme d'une hiérarchie dont chaque élément est appelé noeud et le noeud intial étant appelé racine.</text:span></text:p>
      <text:p text:style-name="P1"><text:span text:style-name="T185">Dans un arbre binaire chaque élément possède au plus deux éléments</text:span><text:span text:style-name="T1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